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rsid="001a5853" officeooo:paragraph-rsid="001a5853"/>
    </style:style>
    <style:style style:name="P2" style:family="paragraph" style:parent-style-name="Standard">
      <style:paragraph-properties fo:text-align="start" style:justify-single-word="false"/>
      <style:text-properties style:text-underline-style="none" fo:font-weight="normal" officeooo:rsid="002483a4" officeooo:paragraph-rsid="002483a4" style:font-weight-asian="normal" style:font-weight-complex="normal"/>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a5853" officeooo:paragraph-rsid="001a5853"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paragraph-rsid="0027b3ab"/>
    </style:style>
    <style:style style:name="P5" style:family="paragraph" style:parent-style-name="Text_20_body">
      <style:paragraph-properties fo:text-align="start" style:justify-single-word="false"/>
      <style:text-properties officeooo:rsid="0020d6ce" officeooo:paragraph-rsid="0020d6ce"/>
    </style:style>
    <style:style style:name="P6" style:family="paragraph" style:parent-style-name="Text_20_body">
      <style:paragraph-properties fo:text-align="start" style:justify-single-word="false"/>
      <style:text-properties style:font-name="CMR10" fo:font-size="11pt" officeooo:rsid="0020d6ce" officeooo:paragraph-rsid="0020d6ce"/>
    </style:style>
    <style:style style:name="P7" style:family="paragraph" style:parent-style-name="Text_20_body">
      <style:paragraph-properties fo:text-align="start" style:justify-single-word="false"/>
      <style:text-properties style:font-name="CMR10" fo:font-size="11pt" officeooo:rsid="00212e4c" officeooo:paragraph-rsid="00212e4c"/>
    </style:style>
    <style:style style:name="P8" style:family="paragraph" style:parent-style-name="Text_20_body">
      <style:paragraph-properties fo:text-align="start" style:justify-single-word="false"/>
      <style:text-properties style:font-name="CMR10" fo:font-size="11pt" officeooo:rsid="00224957" officeooo:paragraph-rsid="00224957"/>
    </style:style>
    <style:style style:name="P9" style:family="paragraph" style:parent-style-name="Text_20_body">
      <style:paragraph-properties fo:text-align="start" style:justify-single-word="false"/>
      <style:text-properties style:font-name="CMR10" fo:font-size="11pt" fo:font-style="italic" style:text-underline-style="solid" style:text-underline-width="auto" style:text-underline-color="font-color" fo:font-weight="normal" officeooo:rsid="00224957" officeooo:paragraph-rsid="00224957"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style:font-name="CMR10" fo:font-size="11pt" officeooo:rsid="002483a4" officeooo:paragraph-rsid="002483a4"/>
    </style:style>
    <style:style style:name="P11" style:family="paragraph" style:parent-style-name="Text_20_body">
      <style:paragraph-properties fo:text-align="start" style:justify-single-word="false"/>
      <style:text-properties officeooo:rsid="0023d1cb" officeooo:paragraph-rsid="0023d1cb"/>
    </style:style>
    <style:style style:name="P12" style:family="paragraph" style:parent-style-name="Text_20_body">
      <style:paragraph-properties fo:text-align="start" style:justify-single-word="false"/>
      <style:text-properties officeooo:rsid="002483a4" officeooo:paragraph-rsid="002483a4"/>
    </style:style>
    <style:style style:name="P13" style:family="paragraph" style:parent-style-name="Standard">
      <style:paragraph-properties fo:text-align="center" style:justify-single-word="false"/>
      <style:text-properties fo:font-size="16pt" style:text-underline-style="none" fo:font-weight="bold" officeooo:rsid="002483a4" officeooo:paragraph-rsid="002483a4" style:font-size-asian="16pt" style:font-weight-asian="bold" style:font-size-complex="16pt" style:font-weight-complex="bold"/>
    </style:style>
    <style:style style:name="T1" style:family="text">
      <style:text-properties style:font-name="CMR10" fo:font-size="11pt"/>
    </style:style>
    <style:style style:name="T2" style:family="text">
      <style:text-properties style:font-name="CMR10" fo:font-size="11pt" officeooo:rsid="00212e4c"/>
    </style:style>
    <style:style style:name="T3" style:family="text">
      <style:text-properties style:font-name="CMR10" fo:font-size="11pt" officeooo:rsid="001f2ff5"/>
    </style:style>
    <style:style style:name="T4" style:family="text">
      <style:text-properties style:font-name="CMR10" fo:font-size="11pt" officeooo:rsid="002483a4"/>
    </style:style>
    <style:style style:name="T5" style:family="text">
      <style:text-properties style:font-name="CMR10" fo:font-size="11pt" officeooo:rsid="002605bf"/>
    </style:style>
    <style:style style:name="T6" style:family="text">
      <style:text-properties fo:color="#000000" style:text-outline="false" style:font-name="Times-Roman" fo:font-size="13pt" fo:letter-spacing="normal" fo:font-style="italic" officeooo:rsid="001d6367" style:letter-kerning="false" style:font-size-asian="13pt" style:font-style-asian="italic" style:font-style-complex="italic"/>
    </style:style>
    <style:style style:name="T7" style:family="text">
      <style:text-properties officeooo:rsid="002483a4"/>
    </style:style>
    <style:style style:name="T8" style:family="text">
      <style:text-properties style:text-underline-style="none" fo:font-weight="normal" officeooo:rsid="0027b3ab" style:font-weight-asian="normal" style:font-weight-complex="normal"/>
    </style:style>
    <style:style style:name="T9" style:family="text">
      <style:text-properties officeooo:rsid="0029e9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etriebs- und Kommunikationssysteme</text:p>
      <text:p text:style-name="P13">Übung 1, Aufgabe 1</text:p>
      <text:p text:style-name="P2"/>
      <text:p text:style-name="P2">Andreas Timmermann</text:p>
      <text:p text:style-name="P2">Matrikelnummer: 4994606</text:p>
      <text:p text:style-name="P4"><text:span text:style-name="T8">Gruppe 1 (</text:span><text:bookmark text:name="studentViewForm:studentViewSectionsTable:2:instructorName"/>David <text:span text:style-name="T9">Bohn</text:span><text:span text:style-name="T8">)</text:span></text:p>
      <text:p text:style-name="P2"/>
      <text:p text:style-name="P2"/>
      <text:p text:style-name="P3">Das Betriebssystem „Plan9“</text:p>
      <text:p text:style-name="P1"/>
      <text:p text:style-name="P11"/>
      <text:p text:style-name="P11">Plan 9 wurde von Bell Labs in den 1980er Jahren zu Forschungszwecken entwickelt und bis in die frühen 1990er Jahre auch nur für interne Zwecke genutzt. Die erste Veröffentlichung des Betriebssystems geschah 1992. </text:p>
      <text:p text:style-name="P11">Diese Version wurde nur an Universitäten ausgegeben. Weitestgehend Hardwareunabhängig lief das Serversystem auf Sun Sparcstations, SGI Power und SGI Magnum Rechner. Als Terminals konnten NeXTstations und PCs verwendet werden.</text:p>
      <text:p text:style-name="P12">Die zweite Version erschien 1995 als CD-Release. Bis zum Jahre 2000 passierte nichts um Plan 9. Intern gab es aber große Veränderungen.</text:p>
      <text:p text:style-name="P12">Als dann schließlich der dritte Release raus kam, enthielt er umfassende Neuerungen, wie einen neuen Graphics-Operator und ein Update-System. Aber kurz nach Release wurde die Version auch schon wieder überarbeitet.</text:p>
      <text:p text:style-name="P12">Als dann 2002 das vierte und letzte Release erschien, gab es ein neuen 9P Protokoll (9P2000), ein Key-Verwaltungssystem, ein neues Updatesystem, ein Sicherheitssystem und einige andere neue Features.</text:p>
      <text:p text:style-name="P12">Wenn man Plan 9 verwenden will, kann man es sich einfach bei <text:span text:style-name="T6">sources.cs.bell-labs.com </text:span>herunterladen. Die Sourcen werden gewartet und fast täglich geupdated.</text:p>
      <text:p text:style-name="P12">Es gibt auch einige Ableger, wie Plan B und ...</text:p>
      <text:p text:style-name="P10"/>
      <text:p text:style-name="P10"/>
      <text:p text:style-name="P12"><text:span text:style-name="T1">Braucht man spezielle Hardware für Plan 9? </text:span><text:span text:style-name="T3">Im gewissen Sinne schon. Es gibt nicht für </text:span><text:span text:style-name="T5">jede Hardware geeignete</text:span><text:span text:style-name="T3"> Treiber. Aber im Grunde läuft Plan 9 auf jedem System. Es ist Prozessorunabhängig und kann einfach kompiliert werden. Andererseits können nur für eine Hand voll Grafikkarten, Netzwerkhardware und dergleichen Treiber erstellt werden. Eine Liste findet sich auf der Bell Labs Webseite.</text:span></text:p>
      <text:p text:style-name="P6">D<text:span text:style-name="T7">as</text:span> Betriebssystem <text:span text:style-name="T7">selbst unterscheidet sich zu anderen in der Hinsicht, dass es</text:span> ein Netzwerkbetriebssystem <text:span text:style-name="T7">ist</text:span>. Es umfasst einen Fileserver, ein Netzwerk und viele Terminals. Mit diesem Betriebssystem sollen viele User gleichzeitig mit Programmen in einem Netzwerk arbeiten können. Dabei ist es egal, auf welchem Computer und auf welcher Hardware sich das Programm <text:soft-page-break/>befindet, das der User startet. Das System selbst ist das Netzwerk in dem Daten unter Computern ausgetauscht werden ohne das der User es merkt.</text:p>
      <text:p text:style-name="P5"><text:span text:style-name="T1">Im Gegensatz zu zentralen Rechnersystemen, </text:span><text:span text:style-name="T4">wie Windows und Linux</text:span><text:span text:style-name="T1"> wo sich alle Resourcen auf einem Server befinden, sollte hier ein verteiltes System entstehen. </text:span><text:span text:style-name="T2">Die Terminals sind alle gleich, abgesehen von der Hardware. Alle anderen Resourcen werden im Namespace adressiert und können sich auch auf jedem anderen Rechner im Netzwerk befinden. Außer der Fileserver. Diesen gibt es nur einmal im Netzwerk. </text:span></text:p>
      <text:p text:style-name="P7"/>
      <text:p text:style-name="P7">Der Namespace ist sehr wichtig, da in Plan 9 alles, egal ob ein File, ein Drucker oder irgendein anderes Devices <text:span text:style-name="T7">darüber </text:span>an<text:span text:style-name="T7">gesprochen</text:span> wird. <text:span text:style-name="T7">Dies wird ermöglicht durch die einheitliche Verwendung des 9P (9P2000)</text:span> Protokoll<text:span text:style-name="T7">s</text:span>, <text:span text:style-name="T7">welches als Filesystem für alle Devices und Computer verwendet wird</text:span>. Somit kann jedes Terminal mit jedem anderen am Netzwerk angeschlossenen Gerät interagieren.</text:p>
      <text:p text:style-name="P7">Dabei ist nur der Fileserver im Netz einzigartig. <text:span text:style-name="T7">Dieser beinhaltet alle Dateien, die im Netzwerk verwendet werden.</text:span></text:p>
      <text:p text:style-name="P7"/>
      <text:p text:style-name="P10">Jeder Terminal ist somit Hardwareunabhängig und kann jeder Zeit ersetzt werd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inzelnachweise:</text:p>
      <text:p text:style-name="P8">http://plan9.bell-labs.com/sys/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0" svg:font-family="CMR10"/>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6:53:35.064495000</meta:creation-date>
    <meta:generator>LibreOffice/4.4.5.2$MacOSX_X86_64 LibreOffice_project/a22f674fd25a3b6f45bdebf25400ed2adff0ff99</meta:generator>
    <dc:date>2015-10-27T19:49:54.275766000</dc:date>
    <meta:editing-duration>PT4H31M31S</meta:editing-duration>
    <meta:editing-cycles>20</meta:editing-cycles>
    <meta:document-statistic meta:table-count="0" meta:image-count="0" meta:object-count="0" meta:page-count="2" meta:paragraph-count="21" meta:word-count="473" meta:character-count="3264" meta:non-whitespace-character-count="2810"/>
  </office:meta>
</office:document-meta>
</file>